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{Thacker, 2005 #967}</text:p>
      <text:p text:style-name="Standard"><text:reference-mark-start text:name="ZOTERO_ITEM {&quot;citationItems&quot;:[{&quot;itemID&quot;:11385}]} RNDdd2i1TMZvW"/>(Thacker 2005)<text:reference-mark-end text:name="ZOTERO_ITEM {&quot;citationItems&quot;:[{&quot;itemID&quot;:11385}]} RNDdd2i1TMZvW"/>⁠</text:p>
      <text:p text:style-name="Text_20_body">What, then, is the “global genome”? The global genome suggests, first, that genomics is globalization and vice-versa. The act of literally stretching a human genome across selected parts of the globe creates a distribution network for that biological data. 48</text:p>
      <text:p text:style-name="Text_20_body">All biology is informatic from the beginning. <text:s/>.... <text:span text:style-name="T1">Not only is biology accounted for via informatics, but informatics is always qualified by biological materiality. </text:span><text:span text:style-name="T2">48</text:span></text:p>
      <text:p text:style-name="Text_20_body"><text:span text:style-name="T2">As a general economy – that is, as a political economy based on excess – genomics becomes defined according to a range of practices that involve the ongoing production and management of the inclusive </text:span><text:span text:style-name="T1">and </text:span><text:span text:style-name="T2">exclusive elements in the genomic body. 125</text:span></text:p>
      <text:p text:style-name="Text_20_body"><text:span text:style-name="T2">“Living labour” is no longer just the labor appropriated by workers, but the uncanny </text:span><text:span text:style-name="T1">biomaterial labor </text:span><text:span text:style-name="T2"><text:s/>of immortalized cell lines, cultured stem cells, DNA synthesizers, and even transgenic organisms. 127</text:span></text:p>
      <text:p text:style-name="Text_20_body">There is never too much data, only the production of an excess that serves to trigger further development of tools for the management of this excess. 12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abm</meta:initial-creator>
    <meta:creation-date>2008-10-31T09:34:15</meta:creation-date>
    <dc:creator>adrian </dc:creator>
    <dc:date>2012-08-17T21:18:05</dc:date>
    <meta:editing-cycles>7</meta:editing-cycles>
    <meta:editing-duration>PT6H13M</meta:editing-duration>
    <meta:document-statistic meta:table-count="0" meta:image-count="0" meta:object-count="0" meta:page-count="1" meta:paragraph-count="7" meta:word-count="170" meta:character-count="1067" meta:non-whitespace-character-count="903"/>
    <meta:user-defined meta:name="Info 1"/>
    <meta:user-defined meta:name="Info 2"/>
    <meta:user-defined meta:name="Info 3"/>
    <meta:user-defined meta:name="Info 4"/>
    <meta:user-defined meta:name="ZOTERO_PREF_1" meta:value-type="string">1xftC7wD:http:://www.zotero.org/styles/harvard1:in-text:1:0:0</meta:user-defined>
    <meta:user-defined meta:name="ZOTERO_PREF_2" meta:value-type="string"/>
  </office:meta>
</office:document-meta>
</file>